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eau1" style:family="table">
      <style:table-properties style:width="17.821cm" fo:margin-left="0cm" fo:margin-top="0cm" fo:margin-bottom="0cm" table:align="left" style:writing-mode="lr-tb"/>
    </style:style>
    <style:style style:name="Tableau1.A" style:family="table-column">
      <style:table-column-properties style:column-width="3.15cm"/>
    </style:style>
    <style:style style:name="Tableau1.B" style:family="table-column">
      <style:table-column-properties style:column-width="7.338cm"/>
    </style:style>
    <style:style style:name="Tableau1.C" style:family="table-column">
      <style:table-column-properties style:column-width="2.521cm"/>
    </style:style>
    <style:style style:name="Tableau1.D" style:family="table-column">
      <style:table-column-properties style:column-width="4.81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transparent" fo:padding-left="0.191cm" fo:padding-right="0.191cm" fo:padding-top="0cm" fo:padding-bottom="0cm" fo:border-left="none" fo:border-right="0.75pt solid #bfbfbf" fo:border-top="none" fo:border-bottom="none" style:writing-mode="lr-tb">
        <style:background-image/>
      </style:table-cell-properties>
    </style:style>
    <style:style style:name="Tableau1.B1" style:family="table-cell">
      <style:table-cell-properties style:vertical-align="middle" fo:padding-left="0.191cm" fo:padding-right="0.191cm" fo:padding-top="0cm" fo:padding-bottom="0cm" fo:border-left="0.75pt solid #bfbfbf" fo:border-right="none" fo:border-top="none" fo:border-bottom="0.75pt solid #d9d9d9" style:writing-mode="lr-tb"/>
    </style:style>
    <style:style style:name="Tableau1.C1" style:family="table-cell">
      <style:table-cell-properties style:vertical-align="middle" fo:background-color="transparent" fo:padding-left="0.191cm" fo:padding-right="0.191cm" fo:padding-top="0cm" fo:padding-bottom="0cm" fo:border-left="none" fo:border-right="0.75pt solid #bfbfbf" fo:border-top="none" fo:border-bottom="0.75pt solid #d9d9d9" style:writing-mode="lr-tb">
        <style:background-image/>
      </style:table-cell-properties>
    </style:style>
    <style:style style:name="Tableau1.D1" style:family="table-cell">
      <style:table-cell-properties style:vertical-align="middle" fo:padding-left="0.191cm" fo:padding-right="0.191cm" fo:padding-top="0cm" fo:padding-bottom="0cm" fo:border-left="0.75pt solid #bfbfbf" fo:border-right="none" fo:border-top="none" fo:border-bottom="0.75pt solid #d9d9d9" style:writing-mode="lr-tb"/>
    </style:style>
    <style:style style:name="Tableau1.B2" style:family="table-cell">
      <style:table-cell-properties style:vertical-align="middle" fo:padding-left="0.191cm" fo:padding-right="0.191cm" fo:padding-top="0cm" fo:padding-bottom="0cm" fo:border-left="0.75pt solid #bfbfbf" fo:border-right="none" fo:border-top="0.75pt solid #d9d9d9" fo:border-bottom="2.25pt solid #005ea8" style:writing-mode="lr-tb"/>
    </style:style>
    <style:style style:name="Tableau1.C2" style:family="table-cell">
      <style:table-cell-properties style:vertical-align="middle" fo:background-color="transparent" fo:padding-left="0.191cm" fo:padding-right="0.191cm" fo:padding-top="0cm" fo:padding-bottom="0cm" fo:border-left="none" fo:border-right="0.75pt solid #bfbfbf" fo:border-top="0.75pt solid #d9d9d9" fo:border-bottom="2.25pt solid #005ea8" style:writing-mode="lr-tb">
        <style:background-image/>
      </style:table-cell-properties>
    </style:style>
    <style:style style:name="Tableau1.D2" style:family="table-cell">
      <style:table-cell-properties style:vertical-align="middle" fo:padding-left="0.191cm" fo:padding-right="0.191cm" fo:padding-top="0cm" fo:padding-bottom="0cm" fo:border-left="0.75pt solid #bfbfbf" fo:border-right="none" fo:border-top="0.75pt solid #d9d9d9" fo:border-bottom="2.25pt solid #005ea8" style:writing-mode="lr-tb"/>
    </style:style>
    <style:style style:name="P1" style:family="paragraph" style:parent-style-name="Cours_20_Sujet">
      <style:paragraph-properties fo:text-align="start" style:justify-single-word="false" fo:orphans="2" fo:widows="2"/>
      <style:text-properties style:font-name="Tahoma" fo:font-size="10pt" fo:language="fr" fo:country="BE" style:letter-kerning="false" style:font-name-asian="Tahoma1" style:font-size-asian="10pt" style:language-asian="en" style:country-asian="US" style:font-size-complex="10pt" style:language-complex="ar" style:country-complex="SA"/>
    </style:style>
    <style:style style:name="P2" style:family="paragraph" style:parent-style-name="Standard">
      <style:paragraph-properties fo:text-align="start" style:justify-single-word="false" fo:orphans="2" fo:widows="2"/>
      <style:text-properties style:font-name="Tahoma" fo:font-size="10pt" fo:language="fr" fo:country="BE" style:letter-kerning="false" style:font-name-asian="Tahoma1" style:font-size-asian="10pt" style:language-asian="en" style:country-asian="US" style:font-size-complex="10pt" style:language-complex="ar" style:country-complex="SA"/>
    </style:style>
    <style:style style:name="P3" style:family="paragraph" style:parent-style-name="List_20_Paragraph" style:list-style-name="WWNum5">
      <style:paragraph-properties fo:margin-top="0cm" fo:margin-bottom="0.212cm" style:contextual-spacing="true"/>
    </style:style>
    <style:style style:name="P4" style:family="paragraph" style:parent-style-name="List_20_Paragraph" style:list-style-name="WWNum6">
      <style:paragraph-properties fo:margin-top="0cm" fo:margin-bottom="0.212cm" style:contextual-spacing="true"/>
    </style:style>
    <style:style style:name="P5" style:family="paragraph" style:parent-style-name="List_20_Paragraph" style:list-style-name="WWNum7">
      <style:paragraph-properties fo:margin-top="0cm" fo:margin-bottom="0.212cm" style:contextual-spacing="true"/>
    </style:style>
    <style:style style:name="P6" style:family="paragraph" style:parent-style-name="List_20_Paragraph" style:list-style-name="WWNum8">
      <style:paragraph-properties fo:margin-top="0cm" fo:margin-bottom="0.212cm" style:contextual-spacing="true"/>
    </style:style>
    <style:style style:name="P7" style:family="paragraph" style:parent-style-name="List_20_Paragraph" style:list-style-name="WWNum8">
      <style:paragraph-properties fo:margin-top="0cm" fo:margin-bottom="0.212cm" style:contextual-spacing="true"/>
      <style:text-properties officeooo:paragraph-rsid="003264b8"/>
    </style:style>
    <style:style style:name="P8" style:family="paragraph" style:parent-style-name="List_20_Paragraph" style:list-style-name="WWNum9">
      <style:paragraph-properties fo:margin-top="0cm" fo:margin-bottom="0.212cm" style:contextual-spacing="true"/>
    </style:style>
    <style:style style:name="P9" style:family="paragraph" style:parent-style-name="List_20_Paragraph" style:list-style-name="WWNum10">
      <style:paragraph-properties fo:margin-top="0cm" fo:margin-bottom="0.212cm" style:contextual-spacing="true"/>
    </style:style>
    <style:style style:name="P10" style:family="paragraph" style:parent-style-name="List_20_Paragraph" style:list-style-name="WWNum7">
      <style:paragraph-properties fo:margin-top="0cm" fo:margin-bottom="0.212cm" style:contextual-spacing="true"/>
      <style:text-properties officeooo:rsid="0034d646" officeooo:paragraph-rsid="0034d646"/>
    </style:style>
    <style:style style:name="P11" style:family="paragraph" style:parent-style-name="Standard" style:list-style-name="WWNum10">
      <style:paragraph-properties fo:margin-top="0cm" fo:margin-bottom="0.212cm" style:contextual-spacing="true"/>
      <style:text-properties fo:color="#000000" loext:opacity="100%" fo:font-size="11pt" style:font-size-asian="11pt" style:font-size-complex="11pt"/>
    </style:style>
    <style:style style:name="P12" style:family="paragraph" style:parent-style-name="Standard" style:list-style-name="WWNum6">
      <style:paragraph-properties fo:margin-top="0cm" fo:margin-bottom="0.212cm" style:contextual-spacing="true"/>
    </style:style>
    <style:style style:name="P13" style:family="paragraph" style:parent-style-name="Standard">
      <style:text-properties officeooo:rsid="00516446" officeooo:paragraph-rsid="00516446"/>
    </style:style>
    <style:style style:name="T1" style:family="text">
      <style:text-properties officeooo:rsid="001f9028"/>
    </style:style>
    <style:style style:name="T2" style:family="text">
      <style:text-properties officeooo:rsid="00214488"/>
    </style:style>
    <style:style style:name="T3" style:family="text">
      <style:text-properties officeooo:rsid="0022b095"/>
    </style:style>
    <style:style style:name="T4" style:family="text">
      <style:text-properties officeooo:rsid="002394b4"/>
    </style:style>
    <style:style style:name="T5" style:family="text">
      <style:text-properties officeooo:rsid="0025464e"/>
    </style:style>
    <style:style style:name="T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8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876aa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1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c7832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12" style:family="text">
      <style:text-properties fo:color="#000000" loext:opacity="100%" style:font-name="JetBrains Mon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13" style:family="text">
      <style:text-properties fo:color="#000000" loext:opacity="100%" style:font-name="JetBrains Mon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14" style:family="text">
      <style:text-properties fo:color="#000000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15" style:family="text">
      <style:text-properties fo:color="#000000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16" style:family="text">
      <style:text-properties fo:color="#000000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17" style:family="text">
      <style:text-properties fo:color="#000000" loext:opacity="100%" style:font-name="JetBrains Mono" fo:font-size="11pt" fo:font-style="normal" fo:font-weight="normal" officeooo:rsid="0032dc64" style:font-size-asian="11pt" style:font-style-asian="normal" style:font-weight-asian="normal" style:font-size-complex="11pt"/>
    </style:style>
    <style:style style:name="T18" style:family="text">
      <style:text-properties fo:color="#000000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19" style:family="text">
      <style:text-properties fo:color="#000000" loext:opacity="100%" style:font-name="JetBrains Mono" fo:font-size="11pt" fo:font-style="normal" fo:font-weight="normal" officeooo:rsid="00344f14" style:font-size-asian="11pt" style:font-style-asian="normal" style:font-weight-asian="normal" style:font-size-complex="11pt"/>
    </style:style>
    <style:style style:name="T20" style:family="text">
      <style:text-properties fo:color="#000000" loext:opacity="100%" style:font-name="JetBrains Mono" fo:font-size="11pt" fo:font-style="normal" fo:font-weight="normal" officeooo:rsid="0035f06f" style:font-size-asian="11pt" style:font-style-asian="normal" style:font-weight-asian="normal" style:font-size-complex="11pt"/>
    </style:style>
    <style:style style:name="T21" style:family="text">
      <style:text-properties fo:color="#000000" loext:opacity="100%" style:font-name="JetBrains Mono" fo:font-size="11pt" fo:font-style="normal" fo:font-weight="normal" officeooo:rsid="0037e7e1" style:font-size-asian="11pt" style:font-style-asian="normal" style:font-weight-asian="normal" style:font-size-complex="11pt"/>
    </style:style>
    <style:style style:name="T22" style:family="text">
      <style:text-properties fo:color="#000000" loext:opacity="100%" style:font-name="JetBrains Mono" fo:font-size="11pt" fo:font-style="normal" fo:font-weight="normal" officeooo:rsid="003ad528" style:font-size-asian="11pt" style:font-style-asian="normal" style:font-weight-asian="normal" style:font-size-complex="11pt"/>
    </style:style>
    <style:style style:name="T23" style:family="text">
      <style:text-properties fo:color="#000000" loext:opacity="100%" style:font-name="JetBrains Mono" fo:font-size="11pt" fo:font-style="normal" fo:font-weight="normal" officeooo:rsid="003b4010" style:font-size-asian="11pt" style:font-style-asian="normal" style:font-weight-asian="normal" style:font-size-complex="11pt"/>
    </style:style>
    <style:style style:name="T24" style:family="text">
      <style:text-properties fo:color="#000000" loext:opacity="100%" style:font-name="JetBrains Mono" fo:font-size="11pt" fo:font-style="normal" fo:font-weight="normal" officeooo:rsid="003e4818" style:font-size-asian="11pt" style:font-style-asian="normal" style:font-weight-asian="normal" style:font-size-complex="11pt"/>
    </style:style>
    <style:style style:name="T25" style:family="text">
      <style:text-properties fo:color="#000000" loext:opacity="100%" fo:font-size="11pt" style:font-size-asian="11pt" style:font-size-complex="11pt"/>
    </style:style>
    <style:style style:name="T26" style:family="text">
      <style:text-properties fo:color="#000000" loext:opacity="100%" fo:font-size="11pt" officeooo:rsid="003264b8" style:font-size-asian="11pt" style:font-size-complex="11pt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officeooo:rsid="002cd3b9"/>
    </style:style>
    <style:style style:name="T29" style:family="text">
      <style:text-properties officeooo:rsid="002dc5a3"/>
    </style:style>
    <style:style style:name="T30" style:family="text">
      <style:text-properties officeooo:rsid="002f8288"/>
    </style:style>
    <style:style style:name="T31" style:family="text">
      <style:text-properties officeooo:rsid="00316b2a"/>
    </style:style>
    <style:style style:name="T32" style:family="text">
      <style:text-properties officeooo:rsid="003264b8"/>
    </style:style>
    <style:style style:name="T33" style:family="text">
      <style:text-properties style:font-name="JetBrains Mono" fo:font-style="normal" fo:font-weight="normal" style:font-style-asian="normal" style:font-weight-asian="normal"/>
    </style:style>
    <style:style style:name="T34" style:family="text">
      <style:text-properties style:font-name="JetBrains Mono" fo:font-style="normal" fo:font-weight="normal" style:font-style-asian="normal" style:font-weight-asian="normal"/>
    </style:style>
    <style:style style:name="T35" style:family="text">
      <style:text-properties style:font-name="JetBrains Mono" fo:font-style="normal" fo:font-weight="normal" officeooo:rsid="003b4010" style:font-style-asian="normal" style:font-weight-asian="normal"/>
    </style:style>
    <style:style style:name="T36" style:family="text">
      <style:text-properties style:font-name="JetBrains Mono" fo:font-style="normal" fo:font-weight="normal" style:font-style-asian="normal" style:font-weight-asian="normal"/>
    </style:style>
    <style:style style:name="T37" style:family="text">
      <style:text-properties style:font-name="JetBrains Mono" fo:font-style="normal" fo:font-weight="normal" officeooo:rsid="003e4818" style:font-style-asian="normal" style:font-weight-asian="normal"/>
    </style:style>
    <style:style style:name="T38" style:family="text">
      <style:text-properties style:font-name="JetBrains Mono" fo:font-style="normal" fo:font-weight="normal" officeooo:rsid="003e4818" style:font-style-asian="normal" style:font-weight-asian="normal"/>
    </style:style>
    <style:style style:name="T39" style:family="text">
      <style:text-properties officeooo:rsid="0033298a"/>
    </style:style>
    <style:style style:name="T40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ffc66d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42" style:family="text">
      <style:text-properties officeooo:rsid="003f887c"/>
    </style:style>
    <style:style style:name="T43" style:family="text">
      <style:text-properties officeooo:rsid="0040e933"/>
    </style:style>
    <style:style style:name="T44" style:family="text">
      <style:text-properties officeooo:rsid="00422598"/>
    </style:style>
    <style:style style:name="T45" style:family="text">
      <style:text-properties officeooo:rsid="004289cc"/>
    </style:style>
    <style:style style:name="T46" style:family="text">
      <style:text-properties officeooo:rsid="0046e988"/>
    </style:style>
    <style:style style:name="T47" style:family="text">
      <style:text-properties officeooo:rsid="0048278e"/>
    </style:style>
    <style:style style:name="T48" style:family="text">
      <style:text-properties officeooo:rsid="00484fe4"/>
    </style:style>
    <style:style style:name="T49" style:family="text">
      <style:text-properties officeooo:rsid="004a354b"/>
    </style:style>
    <style:style style:name="T50" style:family="text">
      <style:text-properties officeooo:rsid="004a542b"/>
    </style:style>
    <style:style style:name="T51" style:family="text">
      <style:text-properties officeooo:rsid="004b1e31"/>
    </style:style>
    <style:style style:name="T52" style:family="text">
      <style:text-properties officeooo:rsid="004baad7"/>
    </style:style>
    <style:style style:name="T53" style:family="text">
      <style:text-properties officeooo:rsid="004d77c3"/>
    </style:style>
    <style:style style:name="T54" style:family="text">
      <style:text-properties officeooo:rsid="004ecccc"/>
    </style:style>
    <style:style style:name="T55" style:family="text">
      <style:text-properties officeooo:rsid="004fdd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Cours :</text:p>
          </table:table-cell>
          <table:table-cell table:style-name="Tableau1.B1" office:value-type="string">
            <text:p text:style-name="P1">Labo Java base 2021-2022</text:p>
          </table:table-cell>
          <table:table-cell table:style-name="Tableau1.C1" office:value-type="string">
            <text:p text:style-name="P2">Rôle :</text:p>
          </table:table-cell>
          <table:table-cell table:style-name="Tableau1.D1" office:value-type="string">
            <text:p text:style-name="P2"><text:drop-down text:name=""><text:label text:value="Choisir dans la liste ou taper"/><text:label text:value="Lire"/><text:label text:value="Etudier"/><text:label text:value="Manipuler"/><text:label text:value="S'exercer"/><text:label text:current-selected="true" text:value="Réaliser"/>Réaliser</text:drop-down></text:p>
          </table:table-cell>
        </table:table-row>
        <table:table-row table:style-name="Tableau1.1">
          <table:table-cell table:style-name="Tableau1.A1" office:value-type="string">
            <text:p text:style-name="P2">Sujet :</text:p>
          </table:table-cell>
          <table:table-cell table:style-name="Tableau1.B2" office:value-type="string">
            <text:p text:style-name="P1">Grille d’évaluation </text:p>
          </table:table-cell>
          <table:table-cell table:style-name="Tableau1.C2" office:value-type="string">
            <text:p text:style-name="P2">Formateur :</text:p>
          </table:table-cell>
          <table:table-cell table:style-name="Tableau1.D2" office:value-type="string">
            <text:p text:style-name="P2">Yannick Boogaerts</text:p>
          </table:table-cell>
        </table:table-row>
      </table:table>
      <text:h text:style-name="Heading_20_3" text:outline-level="3">Pouvez-vous me montrer dans votre code un exemple d’utilisation des principes suivant ?</text:h>
      <text:h text:style-name="Heading_20_4" text:outline-level="4">Classificateur</text:h>
      <text:list xml:id="list2787129901" text:style-name="WWNum5">
        <text:list-item>
          <text:p text:style-name="P3">Classe : <text:span text:style-name="T1">ActivityType</text:span></text:p>
        </text:list-item>
        <text:list-item>
          <text:p text:style-name="P3">Classe descendante : <text:span text:style-name="T2">elles descendent toutes d’O</text:span><text:span text:style-name="T3">b</text:span><text:span text:style-name="T2">ject : </text:span><text:span text:style-name="T4">sinon, </text:span><text:span text:style-name="T28">NON</text:span></text:p>
        </text:list-item>
        <text:list-item>
          <text:p text:style-name="P3">Classe abstraite : <text:span text:style-name="T5">non</text:span></text:p>
        </text:list-item>
        <text:list-item>
          <text:p text:style-name="P3">Interface :<text:span text:style-name="T25"> </text:span><text:span text:style-name="T14">public class </text:span><text:span text:style-name="T14">ListActivityType </text:span><text:span text:style-name="T14">implements </text:span><text:span text:style-name="T14">Serializable</text:span></text:p>
        </text:list-item>
        <text:list-item>
          <text:p text:style-name="P3">Enum : <text:span text:style-name="T28">NON</text:span></text:p>
        </text:list-item>
        <text:list-item>
          <text:p text:style-name="P3">Classe interne : <text:span text:style-name="T29">NON</text:span></text:p>
        </text:list-item>
        <text:list-item>
          <text:p text:style-name="P3">Classe anonyme interne : <text:span text:style-name="T29">NON</text:span></text:p>
        </text:list-item>
        <text:list-item>
          <text:p text:style-name="P3">Expression Lambda : <text:span text:style-name="T29">NON</text:span></text:p>
        </text:list-item>
      </text:list>
      <text:h text:style-name="Heading_20_4" text:outline-level="4">Variables</text:h>
      <text:list xml:id="list1773271278" text:style-name="WWNum6">
        <text:list-item>
          <text:p text:style-name="P4">Locales</text:p>
          <text:list>
            <text:list-item>
              <text:p text:style-name="P4">à une méthode : <text:span text:style-name="T55">oui ⇒ </text:span><text:span text:style-name="T14">public </text:span><text:span text:style-name="T14">ActivityType </text:span><text:span text:style-name="T14">(String name</text:span><text:span text:style-name="T14">, boolean </text:span><text:span text:style-name="T14">inscription) {</text:span><text:span text:style-name="T25"><text:line-break/></text:span><text:span text:style-name="T14"> <text:s text:c="3"/></text:span><text:span text:style-name="T14">this</text:span><text:span text:style-name="T14">.</text:span><text:span text:style-name="T14">name </text:span><text:span text:style-name="T14">= name</text:span><text:span text:style-name="T14">;</text:span><text:span text:style-name="T25"><text:line-break/></text:span><text:span text:style-name="T14"> <text:s text:c="3"/></text:span><text:span text:style-name="T14">registration </text:span><text:span text:style-name="T14">= inscription</text:span><text:span text:style-name="T14">;</text:span><text:span text:style-name="T25"><text:line-break/></text:span><text:span text:style-name="T14">}</text:span></text:p>
            </text:list-item>
            <text:list-item>
              <text:p text:style-name="P12"/>
            </text:list-item>
            <text:list-item>
              <text:p text:style-name="P4">à un bloc de code : <text:span text:style-name="T14">for </text:span><text:span text:style-name="T14">( Map.Entry&lt;String</text:span><text:span text:style-name="T14">, </text:span><text:span text:style-name="T14">ActivityType&gt; temp : </text:span><text:span text:style-name="T14">lat</text:span><text:span text:style-name="T14">.getDicoActivity().entrySet()) {</text:span><text:span text:style-name="T25"><text:line-break/></text:span><text:span text:style-name="T14"> <text:s text:c="3"/></text:span><text:span text:style-name="T14">av</text:span><text:span text:style-name="T14">.affichageNomActivite(temp.getKey())</text:span><text:span text:style-name="T14">;</text:span><text:line-break/><text:span text:style-name="T6">}</text:span></text:p>
            </text:list-item>
          </text:list>
        </text:list-item>
        <text:list-item>
          <text:p text:style-name="P4">Paramètres : <text:span text:style-name="T14">public </text:span><text:span text:style-name="T14">ActivityType </text:span><text:span text:style-name="T14">addActivityType </text:span><text:span text:style-name="T14">(String name</text:span><text:span text:style-name="T14">, boolean </text:span><text:span text:style-name="T14">registrationRequired )</text:span></text:p>
        </text:list-item>
        <text:list-item>
          <text:p text:style-name="P4">Attribut d’instance : <text:span text:style-name="T46">oui ⇒ ActivityType</text:span></text:p>
        </text:list-item>
        <text:list-item>
          <text:p text:style-name="P4">Attribut de classe : <text:span text:style-name="T47">non</text:span></text:p>
        </text:list-item>
      </text:list>
      <text:h text:style-name="Heading_20_4" text:outline-level="4">Opérations</text:h>
      <text:list xml:id="list3509224862" text:style-name="WWNum7">
        <text:list-item>
          <text:p text:style-name="P5">Opération d’instance : <text:span text:style-name="T48">oui ⇒ ActivityVue (constructeur)</text:span></text:p>
        </text:list-item>
        <text:list-item>
          <text:p text:style-name="P5">Opération de classe : <text:span text:style-name="T49">non</text:span></text:p>
        </text:list-item>
        <text:list-item>
          <text:p text:style-name="P5">Constructeur : <text:span text:style-name="T50">ActivityVue</text:span></text:p>
        </text:list-item>
        <text:list-item>
          <text:p text:style-name="P5">Overloading : <text:span text:style-name="T51">non</text:span></text:p>
        </text:list-item>
        <text:list-item>
          <text:p text:style-name="P5">Overridding : <text:span text:style-name="T51">oui ⇒ toString pour Activitytype et call pour mes controler</text:span></text:p>
        </text:list-item>
        <text:list-item>
          <text:p text:style-name="P5">Méthode virtuelle : <text:span text:style-name="T52">non </text:span></text:p>
        </text:list-item>
        <text:list-item>
          <text:p text:style-name="P5">Passage de paramètre : <text:span text:style-name="T53">oui , déjà dans le main en passant l’adresse de ma vue et de mon model </text:span><text:span text:style-name="T54">à mes controlers</text:span></text:p>
        </text:list-item>
        <text:list-item>
          <text:p text:style-name="P5">Retour d’une valeur : <text:span text:style-name="T14">public </text:span><text:span text:style-name="T14">String </text:span><text:span text:style-name="T14">saisirNomActivity</text:span><text:span text:style-name="T14">() </text:span><text:span text:style-name="T19">⇒ retourne le nom de l’activité saisie au clavier</text:span></text:p>
        </text:list-item>
        <text:list-item>
          <text:p text:style-name="P10"><text:span text:style-name="T19">D</text:span><text:span text:style-name="T14">ans ActivityVue</text:span></text:p>
        </text:list-item>
      </text:list>
      <text:h text:style-name="Heading_20_4" text:outline-level="4">Collection</text:h>
      <text:list xml:id="list3520806535" text:style-name="WWNum8">
        <text:list-item>
          <text:p text:style-name="P6">List : <text:span text:style-name="T31">dans java2021menu, </text:span><text:span text:style-name="T39">une arrayList</text:span></text:p>
        </text:list-item>
        <text:list-item>
          <text:p text:style-name="P6">Set : ?</text:p>
        </text:list-item>
        <text:list-item>
          <text:p text:style-name="P6">Map : <text:span text:style-name="T14">private </text:span><text:span text:style-name="T14">Map&lt;String</text:span><text:span text:style-name="T14">, </text:span><text:span text:style-name="T14">ActivityType&gt; </text:span><text:span text:style-name="T14">dicoActivity </text:span><text:span text:style-name="T14">= </text:span><text:span text:style-name="T14">new </text:span><text:span text:style-name="T14">TreeMap&lt;&gt;()</text:span><text:span text:style-name="T14">;</text:span></text:p>
        </text:list-item>
        <text:list-item>
          <text:p text:style-name="P7">Iterator : <text:span text:style-name="T32">il y a un iterator « implicite » dans la boucle foreach ⇒</text:span></text:p>
        </text:list-item>
        <text:list-item>
          <text:p text:style-name="P7"><text:span text:style-name="T26"><text:s/></text:span><text:span text:style-name="T14">for </text:span><text:span text:style-name="T14">( Map.Entry&lt;String</text:span><text:span text:style-name="T14">, </text:span><text:span text:style-name="T14">ActivityType&gt; temp : </text:span><text:span text:style-name="T14">lat</text:span><text:span text:style-name="T14">.getDicoActivity().entrySet()) {</text:span><text:span text:style-name="T25"><text:line-break/></text:span><text:span text:style-name="T14"> <text:s text:c="3"/></text:span><text:span text:style-name="T14">av</text:span><text:span text:style-name="T14">.affichageNomActivite(temp.getKey())</text:span><text:span text:style-name="T14">;</text:span><text:span text:style-name="T25"><text:line-break/></text:span><text:span text:style-name="T14">} </text:span><text:span text:style-name="T17">⇒ boucle permettant de parcourir ma TreeMap « dicoActivity »</text:span></text:p>
        </text:list-item>
        <text:list-item>
          <text:p text:style-name="P6">Comparator : <text:span text:style-name="T31">non</text:span></text:p>
        </text:list-item>
      </text:list>
      <text:h text:style-name="Heading_20_4" text:outline-level="4">Exception</text:h>
      <text:list xml:id="list2025438390" text:style-name="WWNum9">
        <text:list-item>
          <text:p text:style-name="P8">Try/catch/finally : <text:span text:style-name="T30">non</text:span></text:p>
        </text:list-item>
        <text:list-item>
          <text:p text:style-name="P8">Throw : <text:span text:style-name="T30">non</text:span></text:p>
        </text:list-item>
        <text:list-item>
          <text:p text:style-name="P8">Throws : <text:span text:style-name="T30">non</text:span></text:p>
        </text:list-item>
      </text:list>
      <text:h text:style-name="Heading_20_4" text:outline-level="4">Conception Objet</text:h>
      <text:list xml:id="list2616670920" text:style-name="WWNum10">
        <text:list-item>
          <text:p text:style-name="P9">Modèle : <text:span text:style-name="T14">public class </text:span><text:span text:style-name="T14">ListActivityType </text:span><text:span text:style-name="T14">implements </text:span><text:span text:style-name="T14">Serializable </text:span><text:span text:style-name="T22">⇒ contiendra toute la partie métier de l’application , et donc, pour l’instant ma TreeMap « dicoActivity » </text:span><text:span text:style-name="T23">et </text:span><text:span text:style-name="T24">2</text:span><text:span text:style-name="T23"> méthodes ⇒</text:span></text:p>
        </text:list-item>
        <text:list-item>
          <text:p text:style-name="P11"><text:span text:style-name="T35">public </text:span><text:span text:style-name="T33">ActivityType </text:span><text:span text:style-name="T33">addActivityType </text:span><text:span text:style-name="T33">(String name</text:span><text:span text:style-name="T33">, boolean </text:span><text:span text:style-name="T33">registrationRequired ) </text:span><text:span text:style-name="T37">⇒ ajoute une activité</text:span></text:p>
        </text:list-item>
        <text:list-item>
          <text:p text:style-name="P11"><text:span text:style-name="T37">public </text:span><text:span text:style-name="T33">ActivityType </text:span><text:span text:style-name="T33">remove</text:span><text:span text:style-name="T33">(String name) </text:span><text:span text:style-name="T37">⇒ supprime une activité et deux getters</text:span></text:p>
        </text:list-item>
        <text:list-item>
          <text:p text:style-name="P9">Vue : <text:span text:style-name="T14">public class </text:span><text:span text:style-name="T14">ActivityVue </text:span><text:span text:style-name="T20">⇒ elle ne s’occupera que de la saisie clavier et de l’affichage </text:span><text:span text:style-name="T21">et chacune de ses méthodes sera appelée par le controler</text:span></text:p>
        </text:list-item>
        <text:list-item>
          <text:p text:style-name="P9"><text:soft-page-break/>Controleur <text:span text:style-name="T42">⇒ </text:span><text:span text:style-name="T12">public class </text:span><text:span text:style-name="T12">ControlerCreerActivite </text:span><text:span text:style-name="T12">implements </text:span><text:span text:style-name="T12">Callable</text:span></text:p>
        </text:list-item>
        <text:list-item>
          <text:p text:style-name="P11"><text:span text:style-name="T33">public class </text:span><text:span text:style-name="T33">ControlerSupprimerActivite </text:span><text:span text:style-name="T33">implements </text:span><text:span text:style-name="T33">Callable</text:span></text:p>
        </text:list-item>
        <text:list-item>
          <text:p text:style-name="P11"><text:span text:style-name="T33">public class </text:span><text:span text:style-name="T33">ControlerModifierActivite </text:span><text:span text:style-name="T33">implements </text:span><text:span text:style-name="T33">Callable</text:span></text:p>
        </text:list-item>
        <text:list-item>
          <text:p text:style-name="P11"><text:span text:style-name="T33"/></text:p>
        </text:list-item>
        <text:list-item>
          <text:p text:style-name="P9">Factory : <text:span text:style-name="T43">NON</text:span></text:p>
        </text:list-item>
        <text:list-item>
          <text:p text:style-name="P9">Injection de dépendance : <text:span text:style-name="T43">OUI, dans le main, quand je passe l’adresse de ma vue </text:span><text:span text:style-name="T44">et de mon model aux différents controler, 3 en tout (ajouter, supprimer et modifier), </text:span><text:span text:style-name="T45">via un setter.</text:span></text:p>
        </text:list-item>
      </text:list>
      <text:h text:style-name="Heading_20_3" text:outline-level="3">Lister et situer dans votre code le plus d’exemples possibles d’utilisation de classes différentes de l’API Java.</text:h>
      <text:h text:style-name="Heading_20_3" text:outline-level="3">Montrer un exemple de code dont vous êtes fier.</text:h>
      <text:p text:style-name="Standard"/>
      <text:p text:style-name="P13">Dans ma classe Main ⇒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style:font-name="Tahoma" fo:font-size="10pt" fo:language="fr" fo:country="BE" style:letter-kerning="false" style:font-name-asian="Tahoma1" style:font-size-asian="10pt" style:language-asian="en" style:country-asian="US" style:font-name-complex="Tahoma1" style:font-size-complex="10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ahoma" fo:font-size="10pt" fo:language="fr" fo:country="BE" style:letter-kerning="false" style:font-name-asian="Tahoma1" style:font-size-asian="10pt" style:language-asian="en" style:country-asian="US" style:font-name-complex="Tahoma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06cm" fo:margin-bottom="0.106cm" style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style:font-name="Tahoma" fo:font-family="Tahoma" style:font-family-generic="roman" style:font-pitch="variable" style:text-underline-style="solid" style:text-underline-width="auto" style:text-underline-color="font-color" fo:font-weight="bold" style:font-name-asian="Tahoma1" style:font-family-asian="Tahoma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212cm" style:contextual-spacing="false" fo:keep-together="always" fo:keep-with-next="always"/>
      <style:text-properties style:font-name="Tahoma" fo:font-family="Tahoma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002e53" loext:opacity="100%" style:font-name="Tahoma" fo:font-family="Tahoma" style:font-family-generic="roman" style:font-pitch="variable" fo:font-size="12pt" style:font-name-asian="Tahoma1" style:font-family-asian="Tahoma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00457d" loext:opacity="100%" style:font-name="Tahoma" fo:font-family="Tahoma" style:font-family-generic="roman" style:font-pitch="variable" fo:font-style="italic" style:font-name-asian="Tahoma1" style:font-family-asian="Tahoma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06cm" fo:margin-bottom="0.106cm" style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-0.755cm" fo:margin-top="0.106cm" fo:margin-bottom="0cm" style:contextual-spacing="false" fo:text-align="end" style:justify-single-word="false" fo:text-indent="0cm" style:auto-text-indent="false">
        <style:tab-stops>
          <style:tab-stop style:position="8.001cm" style:type="center"/>
        </style:tab-stops>
      </style:paragraph-properties>
    </style:style>
    <style:style style:name="Footer" style:family="paragraph" style:parent-style-name="Standard" style:default-outline-level="" style:class="extra">
      <style:paragraph-properties fo:margin-left="3cm" fo:margin-right="0cm" fo:margin-top="0.106cm" fo:margin-bottom="0cm" style:contextual-spacing="false" fo:text-indent="0cm" style:auto-text-indent="false">
        <style:tab-stops>
          <style:tab-stop style:position="17.999cm" style:type="right"/>
        </style:tab-stops>
      </style:paragraph-properties>
      <style:text-properties fo:color="#a6a6a6" loext:opacity="100%" fo:font-size="9pt" style:font-size-asian="9pt" style:font-size-complex="9pt"/>
    </style:style>
    <style:style style:name="Puces" style:family="paragraph" style:parent-style-name="List_20_Paragraph" style:default-outline-level="" style:list-style-name="WWNum2"/>
    <style:style style:name="Liste_20_num" style:display-name="Liste num" style:family="paragraph" style:parent-style-name="List_20_Paragraph" style:default-outline-level="" style:list-style-name="WWNum3">
      <style:paragraph-properties fo:margin-left="0.66cm" fo:margin-right="0cm" fo:margin-top="0.106cm" fo:margin-bottom="0.106cm" style:contextual-spacing="false" fo:text-indent="-0.63cm" style:auto-text-indent="false"/>
    </style:style>
    <style:style style:name="Liste_20_points" style:display-name="Liste points" style:family="paragraph" style:parent-style-name="List_20_Paragraph" style:default-outline-level="" style:list-style-name="WWNum4">
      <style:paragraph-properties fo:margin-left="0.66cm" fo:margin-right="0cm" fo:margin-top="0.106cm" fo:margin-bottom="0.106cm" style:contextual-spacing="false" fo:text-indent="-0.63cm" style:auto-text-indent="false"/>
    </style:style>
    <style:style style:name="Cours_20_Sujet" style:display-name="Cours Sujet" style:family="paragraph" style:parent-style-name="Standard" style:default-outline-level="">
      <style:text-properties fo:color="#00457d" loext:opacity="100%" fo:font-weight="bold" style:font-weight-asian="bold" style:font-weight-complex="bold"/>
    </style:style>
    <style:style style:name="Bulle" style:family="paragraph" style:parent-style-name="Standard" style:default-outline-level="">
      <style:paragraph-properties fo:margin-top="0cm" fo:margin-bottom="0cm" style:contextual-spacing="false" fo:text-align="center" style:justify-single-word="false"/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ahoma" fo:font-family="Tahoma" style:font-family-generic="roman" style:font-pitch="variable" style:text-underline-style="solid" style:text-underline-width="auto" style:text-underline-color="font-color" fo:font-weight="bold" style:font-name-asian="Tahoma1" style:font-family-asian="Tahoma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2_20_Car" style:display-name="Titre 2 Car" style:family="text" style:parent-style-name="Default_20_Paragraph_20_Font">
      <style:text-properties style:font-name="Tahoma" fo:font-family="Tahoma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Titre_20_3_20_Car" style:display-name="Titre 3 Car" style:family="text" style:parent-style-name="Default_20_Paragraph_20_Font">
      <style:text-properties fo:color="#002e53" loext:opacity="100%" style:font-name="Tahoma" fo:font-family="Tahoma" style:font-family-generic="roman" style:font-pitch="variable" fo:font-size="12pt" style:font-name-asian="Tahoma1" style:font-family-asian="Tahoma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fo:color="#00457d" loext:opacity="100%" style:font-name="Tahoma" fo:font-family="Tahoma" style:font-family-generic="roman" style:font-pitch="variable" fo:font-style="italic" style:font-name-asian="Tahoma1" style:font-family-asian="Tahoma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>
      <style:text-properties fo:color="#a6a6a6" loext:opacity="100%" fo:font-size="9pt" style:font-size-asian="9pt" style:font-size-complex="9pt"/>
    </style:style>
    <style:style style:name="Paragraphe_20_de_20_liste_20_Car" style:display-name="Paragraphe de liste Car" style:family="text" style:parent-style-name="Default_20_Paragraph_20_Font"/>
    <style:style style:name="Puces_20_Car" style:display-name="Puces Car" style:family="text" style:parent-style-name="Paragraphe_20_de_20_liste_20_Ca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e_20_num_20_Car" style:display-name="Liste num Car" style:family="text" style:parent-style-name="Paragraphe_20_de_20_liste_20_Car"/>
    <style:style style:name="Liste_20_points_20_Car" style:display-name="Liste points Car" style:family="text" style:parent-style-name="Paragraphe_20_de_20_liste_20_Car"/>
    <style:style style:name="Internet_20_link" style:display-name="Internet link" style:family="text" style:parent-style-name="Default_20_Paragraph_20_Font">
      <style:text-properties fo:color="#337eb9" loext:opacity="100%" style:text-underline-style="solid" style:text-underline-width="auto" style:text-underline-color="font-color"/>
    </style:style>
    <style:style style:name="Cours_20_Sujet_20_Car" style:display-name="Cours Sujet Car" style:family="text" style:parent-style-name="Default_20_Paragraph_20_Font">
      <style:text-properties fo:color="#00457d" loext:opacity="100%" fo:font-weight="bold" style:font-weight-asian="bold" style:font-weight-complex="bold"/>
    </style:style>
    <style:style style:name="Bulle_20_Car" style:display-name="Bulle Car" style:family="text" style:parent-style-name="Default_20_Paragraph_20_Font">
      <style:text-properties fo:font-size="9pt" style:font-size-asian="9pt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0.801cm" fo:margin-left="1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Yannick Boogaerts</meta:initial-creator>
    <meta:editing-cycles>47</meta:editing-cycles>
    <meta:print-date>2020-02-27T13:45:00</meta:print-date>
    <meta:creation-date>2022-01-03T14:55:00</meta:creation-date>
    <dc:date>2022-01-12T10:26:58.817000000</dc:date>
    <meta:editing-duration>PT1H15M50S</meta:editing-duration>
    <meta:generator>LibreOffice/7.2.2.2$Windows_X86_64 LibreOffice_project/02b2acce88a210515b4a5bb2e46cbfb63fe97d56</meta:generator>
    <meta:document-statistic meta:table-count="1" meta:image-count="0" meta:object-count="0" meta:page-count="2" meta:paragraph-count="61" meta:word-count="480" meta:character-count="3004" meta:non-whitespace-character-count="2606"/>
    <meta:user-defined meta:name="AppVersion">16.0000</meta:user-defined>
    <meta:user-defined meta:name="Company">Technifutur</meta:user-defined>
    <meta:template xlink:type="simple" xlink:actuate="onRequest" xlink:title="Modèle Fiche simplifiée.dotx" xlink:href=""/>
  </office:meta>
</office:document-meta>
</file>